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JAHNSEN RIVADENEYRA, CARLOS ALVARO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NORTE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ATOS MUSCOVY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HINCHA</text:span></text:p>
      <text:p text:style-name="P6"/>
      <text:p text:style-name="P6">Recojo: <text:span text:style-name="T3">JAHNSEN RIVADENEYRA, CARLOS ALVAR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3:04:52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